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480000003B83B3CE406CCFD2A5.png" manifest:media-type="image/png"/>
  <manifest:file-entry manifest:full-path="Pictures/100000000000010D0000009F391FA764EF80C4D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ec9ba4" draw:marker-start-width="0.279cm" draw:marker-end-width="0.279cm" draw:stroke-linejoin="round" svg:stroke-linecap="round" draw:textarea-horizontal-align="justify" draw:textarea-vertical-align="middle" draw:auto-grow-height="false" fo:min-height="4.479cm" fo:min-width="8.038cm" fo:padding-top="0.151cm" fo:padding-bottom="0.151cm" fo:padding-left="0.276cm" fo:padding-right="0.276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2.042cm" fo:min-width="3.062cm" fo:padding-top="0.151cm" fo:padding-bottom="0.151cm" fo:padding-left="0.276cm" fo:padding-right="0.276cm" fo:wrap-option="wrap"/>
      <style:paragraph-properties style:writing-mode="lr-tb"/>
    </style:style>
    <style:style style:name="gr4" style:family="graphic" style:parent-style-name="standard">
      <style:graphic-properties draw:fill-color="#ffd7d7" draw:textarea-horizontal-align="justify" draw:textarea-vertical-align="middle" draw:auto-grow-height="false" fo:min-height="0.424cm" fo:min-width="3.033cm"/>
      <style:paragraph-properties style:writing-mode="lr-tb"/>
    </style:style>
    <style:style style:name="gr5" style:family="graphic" style:parent-style-name="standard">
      <style:graphic-properties draw:fill-color="#ffd7d7" draw:textarea-horizontal-align="justify" draw:textarea-vertical-align="middle" draw:auto-grow-height="false" fo:min-height="0.648cm" fo:min-width="1.352cm"/>
      <style:paragraph-properties style:writing-mode="lr-tb"/>
    </style:style>
    <style:style style:name="gr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1.287cm" fo:min-width="4.212cm" fo:padding-top="0.151cm" fo:padding-bottom="0.151cm" fo:padding-left="0.276cm" fo:padding-right="0.276cm" fo:wrap-option="wrap"/>
      <style:paragraph-properties style:writing-mode="lr-tb"/>
    </style:style>
    <style:style style:name="gr9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3.51cm" fo:min-width="4.212cm" fo:padding-top="0.151cm" fo:padding-bottom="0.151cm" fo:padding-left="0.276cm" fo:padding-right="0.276cm" fo:wrap-option="wrap"/>
      <style:paragraph-properties style:writing-mode="lr-tb"/>
    </style:style>
    <style:style style:name="gr10" style:family="graphic" style:parent-style-name="objectwithoutfill">
      <style:graphic-properties draw:stroke="dash" draw:stroke-dash="Double_20_Dash" svg:stroke-linecap="butt" draw:fill="none" draw:textarea-vertical-align="middle"/>
    </style:style>
    <style:style style:name="gr11" style:family="graphic" style:parent-style-name="objectwithoutfill">
      <style:graphic-properties svg:stroke-width="0.081cm" svg:stroke-color="#00a933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00a933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53cm" svg:stroke-color="#ec9ba4" draw:marker-start-width="0.279cm" draw:marker-end-width="0.279cm" draw:stroke-linejoin="round" svg:stroke-linecap="round" draw:textarea-horizontal-align="justify" draw:textarea-vertical-align="middle" draw:auto-grow-height="false" fo:min-height="4.461cm" fo:min-width="8.02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1.454cm" fo:min-width="3.068cm" fo:padding-top="0.151cm" fo:padding-bottom="0.151cm" fo:padding-left="0.276cm" fo:padding-right="0.276cm" fo:wrap-option="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svg:stroke-width="0.053cm" svg:stroke-color="#ec9ba4" draw:marker-start-width="0.279cm" draw:marker-end-width="0.279cm" draw:stroke-linejoin="round" svg:stroke-linecap="round" draw:textarea-horizontal-align="justify" draw:textarea-vertical-align="middle" draw:auto-grow-height="false" fo:min-height="1.603cm" fo:min-width="5.48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ffd7d7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72cm" svg:height="4.763cm" svg:x="11.16cm" svg:y="6.427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115cm" svg:height="4.205cm" svg:x="11.795cm" svg:y="6.667cm">
          <draw:image xlink:href="Pictures/100000000000010D0000009F391FA764EF80C4D9.png" xlink:type="simple" xlink:show="embed" xlink:actuate="onLoad" draw:mime-type="image/png">
            <text:p/>
          </draw:image>
        </draw:frame>
        <draw:frame draw:style-name="gr2" draw:text-style-name="P1" draw:layer="layout" svg:width="1.903cm" svg:height="1.559cm" svg:x="17.51cm" svg:y="4.84cm">
          <draw:image xlink:href="Pictures/10000000000000480000003B83B3CE406CCFD2A5.png" xlink:type="simple" xlink:show="embed" xlink:actuate="onLoad" draw:mime-type="image/png">
            <text:p/>
          </draw:image>
        </draw:frame>
        <draw:custom-shape draw:style-name="gr3" draw:text-style-name="P2" draw:layer="layout" svg:width="3.81cm" svg:height="2.54cm" svg:x="1.317cm" svg:y="2.617cm">
          <text:p text:style-name="P1"><text:span text:style-name="T1">Enterprise</text:span></text:p>
          <text:p text:style-name="P1"><text:span text:style-name="T1">Knowledge</text:span></text:p>
          <text:p text:style-name="P1"><text:span text:style-name="T1">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811cm" svg:height="0.952cm" svg:x="11.159cm" svg:y="5.475cm">
          <text:p text:style-name="P1"><text:span text:style-name="T1">Indexing API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224cm" svg:height="1.27cm" svg:x="8.936cm" svg:y="8.332cm">
          <text:p text:style-name="P1"><text:span text:style-name="T1">Query</text:span></text:p>
          <text:p text:style-name="P1"><text:span text:style-name="T1">API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5.127cm" svg:y1="3.887cm" svg:x2="13.065cm" svg:y2="3.887cm">
          <text:p/>
        </draw:line>
        <draw:line draw:style-name="gr7" draw:text-style-name="P4" draw:layer="layout" svg:x1="13.065cm" svg:y1="3.887cm" svg:x2="13.065cm" svg:y2="5.475cm">
          <text:p/>
        </draw:line>
        <draw:custom-shape draw:style-name="gr8" draw:text-style-name="P2" draw:layer="layout" svg:width="4.763cm" svg:height="1.588cm" svg:x="1.317cm" svg:y="6.427cm">
          <text:p text:style-name="P1"><text:span text:style-name="T1">App Hosting</text:span></text:p>
          <text:p text:style-name="P1"><text:span text:style-name="T1">(Render, ...)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.763cm" svg:height="3.811cm" svg:x="1.317cm" svg:y="8.014cm">
          <text:p text:style-name="P1"><text:span text:style-name="T1">Qu</text:span><text:span text:style-name="T1">er</text:span><text:span text:style-name="T1">y</text:span></text:p>
          <text:p text:style-name="P1"><text:span text:style-name="T1"/></text:p>
          <text:p text:style-name="P1"><text:span text:style-name="T1"/></text:p>
          <text:p text:style-name="P1"><text:span text:style-name="T1">Re</text:span><text:span text:style-name="T1">sp</text:span><text:span text:style-name="T1">on</text:span><text:span text:style-name="T1">s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4" draw:layer="layout" svg:x1="1.952cm" svg:y1="8.65cm" svg:x2="5.445cm" svg:y2="8.65cm">
          <text:p/>
        </draw:line>
        <draw:line draw:style-name="gr10" draw:text-style-name="P4" draw:layer="layout" svg:x1="5.445cm" svg:y1="8.65cm" svg:x2="5.445cm" svg:y2="9.602cm">
          <text:p/>
        </draw:line>
        <draw:line draw:style-name="gr10" draw:text-style-name="P4" draw:layer="layout" svg:x1="5.445cm" svg:y1="9.602cm" svg:x2="1.952cm" svg:y2="9.602cm">
          <text:p/>
        </draw:line>
        <draw:line draw:style-name="gr10" draw:text-style-name="P4" draw:layer="layout" svg:x1="1.952cm" svg:y1="8.632cm" svg:x2="1.952cm" svg:y2="9.585cm">
          <text:p/>
        </draw:line>
        <draw:line draw:style-name="gr10" draw:text-style-name="P4" draw:layer="layout" svg:x1="1.952cm" svg:y1="10.238cm" svg:x2="5.445cm" svg:y2="10.238cm">
          <text:p/>
        </draw:line>
        <draw:line draw:style-name="gr10" draw:text-style-name="P4" draw:layer="layout" svg:x1="5.445cm" svg:y1="10.238cm" svg:x2="5.445cm" svg:y2="11.19cm">
          <text:p/>
        </draw:line>
        <draw:line draw:style-name="gr10" draw:text-style-name="P4" draw:layer="layout" svg:x1="5.446cm" svg:y1="11.202cm" svg:x2="1.953cm" svg:y2="11.202cm">
          <text:p/>
        </draw:line>
        <draw:line draw:style-name="gr10" draw:text-style-name="P4" draw:layer="layout" svg:x1="1.953cm" svg:y1="10.232cm" svg:x2="1.953cm" svg:y2="11.185cm">
          <text:p/>
        </draw:line>
        <draw:line draw:style-name="gr11" draw:text-style-name="P4" draw:layer="layout" svg:x1="5.445cm" svg:y1="8.967cm" svg:x2="8.937cm" svg:y2="8.967cm">
          <text:p/>
        </draw:line>
        <draw:line draw:style-name="gr12" draw:text-style-name="P4" draw:layer="layout" svg:x1="11.16cm" svg:y1="10.555cm" svg:x2="5.445cm" svg:y2="10.555cm">
          <text:p/>
        </draw:line>
        <draw:custom-shape draw:style-name="gr13" draw:text-style-name="P1" draw:layer="layout" svg:width="8.572cm" svg:height="4.763cm" svg:x="11.16cm" svg:y="21.309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115cm" svg:height="4.205cm" svg:x="11.795cm" svg:y="21.549cm">
          <draw:image xlink:href="Pictures/100000000000010D0000009F391FA764EF80C4D9.png" xlink:type="simple" xlink:show="embed" xlink:actuate="onLoad" draw:mime-type="image/png">
            <text:p/>
          </draw:image>
        </draw:frame>
        <draw:frame draw:style-name="gr2" draw:text-style-name="P1" draw:layer="layout" svg:width="1.903cm" svg:height="1.559cm" svg:x="17.51cm" svg:y="19.722cm">
          <draw:image xlink:href="Pictures/10000000000000480000003B83B3CE406CCFD2A5.png" xlink:type="simple" xlink:show="embed" xlink:actuate="onLoad" draw:mime-type="image/png">
            <text:p/>
          </draw:image>
        </draw:frame>
        <draw:custom-shape draw:style-name="gr14" draw:text-style-name="P2" draw:layer="layout" svg:width="3.81cm" svg:height="1.946cm" svg:x="1.317cm" svg:y="16.599cm">
          <text:p text:style-name="P1"><text:span text:style-name="T1">E</text:span><text:span text:style-name="T1">nt</text:span><text:span text:style-name="T1">er</text:span><text:span text:style-name="T1">pr</text:span><text:span text:style-name="T1">is</text:span><text:span text:style-name="T1">e</text:span></text:p>
          <text:p text:style-name="P1"><text:span text:style-name="T1">K</text:span><text:span text:style-name="T1">n</text:span><text:span text:style-name="T1">o</text:span><text:span text:style-name="T1">w</text:span><text:span text:style-name="T1">le</text:span><text:span text:style-name="T1">d</text:span><text:span text:style-name="T1">g</text:span><text:span text:style-name="T1">e</text:span></text:p>
          <text:p text:style-name="P1"><text:span text:style-name="T1">B</text:span><text:span text:style-name="T1">a</text:span><text:span text:style-name="T1">s</text:span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811cm" svg:height="0.952cm" svg:x="11.159cm" svg:y="20.357cm">
          <text:p text:style-name="P1"><text:span text:style-name="T1">In</text:span><text:span text:style-name="T1">d</text:span><text:span text:style-name="T1">e</text:span><text:span text:style-name="T1">xi</text:span><text:span text:style-name="T1">n</text:span><text:span text:style-name="T1">g </text:span><text:span text:style-name="T1">A</text:span><text:span text:style-name="T1">P</text:span><text:span text:style-name="T1">I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224cm" svg:height="1.27cm" svg:x="8.936cm" svg:y="23.214cm">
          <text:p text:style-name="P1"><text:span text:style-name="T1">Q</text:span><text:span text:style-name="T1">u</text:span><text:span text:style-name="T1">e</text:span><text:span text:style-name="T1">r</text:span><text:span text:style-name="T1">y</text:span></text:p>
          <text:p text:style-name="P1"><text:span text:style-name="T1">A</text:span><text:span text:style-name="T1">P</text:span><text:span text:style-name="T1">I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5.127cm" svg:y1="17.569cm" svg:x2="13.065cm" svg:y2="17.569cm">
          <text:p/>
        </draw:line>
        <draw:line draw:style-name="gr7" draw:text-style-name="P4" draw:layer="layout" svg:x1="13.065cm" svg:y1="17.592cm" svg:x2="13.065cm" svg:y2="20.357cm">
          <text:p/>
        </draw:line>
        <draw:custom-shape draw:style-name="gr8" draw:text-style-name="P2" draw:layer="layout" svg:width="4.763cm" svg:height="1.588cm" svg:x="1.317cm" svg:y="21.309cm">
          <text:p text:style-name="P1"><text:span text:style-name="T1">App Hosting</text:span></text:p>
          <text:p text:style-name="P1"><text:span text:style-name="T1">(Render, ...)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.763cm" svg:height="3.811cm" svg:x="1.317cm" svg:y="22.896cm">
          <text:p text:style-name="P1"><text:span text:style-name="T1">Query</text:span></text:p>
          <text:p text:style-name="P1"><text:span text:style-name="T1"/></text:p>
          <text:p text:style-name="P1"><text:span text:style-name="T1"/></text:p>
          <text:p text:style-name="P1"><text:span text:style-name="T1">Respons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4" draw:layer="layout" svg:x1="1.952cm" svg:y1="23.532cm" svg:x2="5.445cm" svg:y2="23.532cm">
          <text:p/>
        </draw:line>
        <draw:line draw:style-name="gr10" draw:text-style-name="P4" draw:layer="layout" svg:x1="5.445cm" svg:y1="23.532cm" svg:x2="5.445cm" svg:y2="24.484cm">
          <text:p/>
        </draw:line>
        <draw:line draw:style-name="gr10" draw:text-style-name="P4" draw:layer="layout" svg:x1="5.445cm" svg:y1="24.484cm" svg:x2="1.952cm" svg:y2="24.484cm">
          <text:p/>
        </draw:line>
        <draw:line draw:style-name="gr10" draw:text-style-name="P4" draw:layer="layout" svg:x1="1.952cm" svg:y1="23.514cm" svg:x2="1.952cm" svg:y2="24.467cm">
          <text:p/>
        </draw:line>
        <draw:line draw:style-name="gr10" draw:text-style-name="P4" draw:layer="layout" svg:x1="1.952cm" svg:y1="25.12cm" svg:x2="5.445cm" svg:y2="25.12cm">
          <text:p/>
        </draw:line>
        <draw:line draw:style-name="gr10" draw:text-style-name="P4" draw:layer="layout" svg:x1="5.445cm" svg:y1="25.12cm" svg:x2="5.445cm" svg:y2="26.072cm">
          <text:p/>
        </draw:line>
        <draw:line draw:style-name="gr10" draw:text-style-name="P4" draw:layer="layout" svg:x1="5.446cm" svg:y1="26.084cm" svg:x2="1.953cm" svg:y2="26.084cm">
          <text:p/>
        </draw:line>
        <draw:line draw:style-name="gr10" draw:text-style-name="P4" draw:layer="layout" svg:x1="1.953cm" svg:y1="25.114cm" svg:x2="1.953cm" svg:y2="26.067cm">
          <text:p/>
        </draw:line>
        <draw:line draw:style-name="gr11" draw:text-style-name="P4" draw:layer="layout" svg:x1="5.445cm" svg:y1="23.849cm" svg:x2="8.937cm" svg:y2="23.849cm">
          <text:p/>
        </draw:line>
        <draw:line draw:style-name="gr12" draw:text-style-name="P4" draw:layer="layout" svg:x1="11.16cm" svg:y1="25.437cm" svg:x2="5.445cm" svg:y2="25.437cm">
          <text:p/>
        </draw:line>
        <draw:frame draw:style-name="gr15" draw:text-style-name="P6" draw:layer="layout" svg:width="16.889cm" svg:height="0.962cm" svg:x="2.492cm" svg:y="1.217cm">
          <draw:text-box>
            <text:p text:style-name="P5"><text:span text:style-name="T2">RAG as a </text:span><text:span text:style-name="T2">Service with </text:span><text:span text:style-name="T2">Vectara </text:span><text:span text:style-name="T2">(reference </text:span><text:span text:style-name="T2">architecture)</text:span></text:p>
          </draw:text-box>
        </draw:frame>
        <draw:frame draw:style-name="gr15" draw:text-style-name="P8" draw:layer="layout" svg:width="10.713cm" svg:height="1.119cm" svg:x="4.893cm" svg:y="12.69cm">
          <draw:text-box>
            <text:p text:style-name="P7"><text:span text:style-name="T3">QBRAG: QnA Boosted RAG</text:span></text:p>
          </draw:text-box>
        </draw:frame>
        <draw:custom-shape draw:style-name="gr14" draw:text-style-name="P2" draw:layer="layout" svg:width="3.81cm" svg:height="1.946cm" svg:x="1.317cm" svg:y="18.821cm">
          <text:p text:style-name="P1"><text:span text:style-name="T1">Com</text:span><text:span text:style-name="T1">mon</text:span></text:p>
          <text:p text:style-name="P1"><text:span text:style-name="T1">Know</text:span><text:span text:style-name="T1">ledge</text:span></text:p>
          <text:p text:style-name="P1"><text:span text:style-name="T1">(Book</text:span><text:span text:style-name="T1">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5.127cm" svg:y1="19.497cm" svg:x2="12.112cm" svg:y2="19.497cm">
          <text:p/>
        </draw:line>
        <draw:line draw:style-name="gr7" draw:text-style-name="P4" draw:layer="layout" svg:x1="12.112cm" svg:y1="19.497cm" svg:x2="12.112cm" svg:y2="20.45cm">
          <text:p/>
        </draw:line>
        <draw:custom-shape draw:style-name="gr16" draw:text-style-name="P1" draw:layer="layout" svg:width="6.032cm" svg:height="1.905cm" svg:x="4.492cm" svg:y="14.417cm">
          <text:p text:style-name="P1">QnA generation</text:p>
          <text:p text:style-name="P1">(AnyScale Llama2)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3.222cm" svg:y1="16.64cm" svg:x2="3.222cm" svg:y2="15.37cm">
          <text:p/>
        </draw:line>
        <draw:line draw:style-name="gr7" draw:text-style-name="P4" draw:layer="layout" svg:x1="3.222cm" svg:y1="15.37cm" svg:x2="4.493cm" svg:y2="15.37cm">
          <text:p/>
        </draw:line>
        <draw:custom-shape draw:style-name="gr14" draw:text-style-name="P2" draw:layer="layout" svg:width="3.81cm" svg:height="1.946cm" svg:x="12.012cm" svg:y="14.335cm">
          <text:p text:style-name="P1"><text:span text:style-name="T1">Knowledge</text:span></text:p>
          <text:p text:style-name="P1"><text:span text:style-name="T1">Base</text:span></text:p>
          <text:p text:style-name="P1"><text:span text:style-name="T1">Q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4" draw:layer="layout" svg:x1="10.525cm" svg:y1="15.37cm" svg:x2="12.112cm" svg:y2="15.37cm">
          <text:p/>
        </draw:line>
        <draw:line draw:style-name="gr7" draw:text-style-name="P4" draw:layer="layout" svg:x1="14.017cm" svg:y1="16.322cm" svg:x2="14.017cm" svg:y2="20.35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9:01:41.842297807</meta:creation-date>
    <dc:date>2023-11-09T10:09:25.927080005</dc:date>
    <meta:editing-duration>PT1H7M45S</meta:editing-duration>
    <meta:editing-cycles>1</meta:editing-cycles>
    <meta:document-statistic meta:object-count="51"/>
    <meta:generator>LibreOffice/7.5.8.2$Linux_X86_64 LibreOffice_project/50$Build-2</meta:generator>
  </office:meta>
</office:document-meta>
</file>